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Dashed_20__28_var_29_"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3465a4" draw:fill="solid" draw:fill-color="#00cc33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0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3333" draw:auto-grow-height="true" draw:auto-grow-width="false" fo:max-height="0cm" fo:min-height="2.25cm"/>
      <style:paragraph-properties style:writing-mode="lr-tb"/>
    </style:style>
    <style:style style:name="gr25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min-height="2.419cm" fo:min-width="9.38cm" fo:padding-top="0.275cm" fo:padding-bottom="0.275cm" fo:padding-left="0.4cm" fo:padding-right="0.4cm"/>
    </style:style>
    <style:style style:name="gr26" style:family="graphic" style:parent-style-name="standard" style:list-style-name="L1">
      <style:graphic-properties draw:stroke="none" svg:stroke-color="#000000" draw:fill="none" draw:fill-color="#ff3333" draw:auto-grow-height="true" draw:auto-grow-width="false" fo:max-height="0cm" fo:min-height="4.978cm"/>
      <style:paragraph-properties style:writing-mode="lr-tb"/>
    </style:style>
    <style:style style:name="gr27" style:family="graphic" style:parent-style-name="objectwithoutfill">
      <style:graphic-properties draw:marker-start="Circle_20_unfilled" draw:marker-start-width="0.6cm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30" style:family="graphic" style:parent-style-name="standard">
      <style:graphic-properties draw:marker-start="Circle_20_unfilled" draw:marker-start-width="0.3cm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32" style:family="graphic" style:parent-style-name="objectwithoutfill">
      <style:graphic-properties svg:stroke-width="0.08cm" svg:stroke-color="#ff0066" draw:marker-start-width="0.32cm" draw:marker-end-width="0.32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="none" fo:min-height="0.95cm"/>
      <style:paragraph-properties style:writing-mode="lr-tb"/>
    </style:style>
    <style:style style:name="gr34" style:family="graphic" style:parent-style-name="standard">
      <style:graphic-properties draw:stroke="none" draw:fill="none" fo:min-height="1.897cm"/>
      <style:paragraph-properties style:writing-mode="lr-tb"/>
    </style:style>
    <style:style style:name="gr3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000000" draw:marker-start="Circle_20_unfilled" draw:marker-start-width="0.3cm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33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00cc33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3300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3333"/>
      <style:paragraph-properties style:writing-mode="lr-tb"/>
      <style:text-properties fo:color="#ff0000" loext:opacity="100%" loext:color-lum-mod="100%" loext:color-lum-off="0%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3333"/>
      <style:paragraph-properties fo:margin-left="0cm" fo:margin-right="0cm" fo:margin-top="0cm" fo:margin-bottom="0cm" fo:line-height="100%" fo:text-indent="0cm" style:writing-mode="lr-tb"/>
      <style:text-properties fo:color="#ff0000" loext:opacity="100%" loext:color-lum-mod="100%" loext:color-lum-off="0%" fo:font-size="14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2pt"/>
    </style:style>
    <style:style style:name="P2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0pt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8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weight-asian="bold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2" draw:text-style-name="P2" draw:layer="layout" svg:x1="14.6cm" svg:y1="6.607cm" svg:x2="20.374cm" svg:y2="6.078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6cm" svg:y1="7.126cm" svg:x2="14.78cm" svg:y2="6.597cm">
          <text:p/>
        </draw:line>
        <draw:line draw:style-name="gr3" draw:text-style-name="P2" draw:layer="layout" svg:x1="9.005cm" svg:y1="7.051cm" svg:x2="14.792cm" svg:y2="10.195cm">
          <text:p/>
        </draw:line>
        <draw:line draw:style-name="gr3" draw:text-style-name="P2" draw:layer="layout" svg:x1="3.414cm" svg:y1="10.89cm" svg:x2="9.135cm" svg:y2="7.067cm">
          <text:p/>
        </draw:line>
        <draw:line draw:style-name="gr3" draw:text-style-name="P2" draw:layer="layout" svg:x1="3.361cm" svg:y1="7.596cm" svg:x2="9.135cm" svg:y2="7.067cm">
          <text:p/>
        </draw:line>
        <draw:line draw:style-name="gr3" draw:text-style-name="P2" draw:layer="layout" svg:x1="3.348cm" svg:y1="3.923cm" svg:x2="9.135cm" svg:y2="7.067cm">
          <text:p/>
        </draw:line>
        <draw:line draw:style-name="gr4" draw:text-style-name="P2" draw:layer="layout" svg:x1="14.639cm" svg:y1="6.678cm" svg:x2="20.36cm" svg:y2="2.855cm">
          <text:p/>
        </draw:line>
        <draw:line draw:style-name="gr4" draw:text-style-name="P2" draw:layer="layout" svg:x1="14.592cm" svg:y1="6.608cm" svg:x2="20.366cm" svg:y2="6.079cm">
          <text:p/>
        </draw:line>
        <draw:line draw:style-name="gr4" draw:text-style-name="P2" draw:layer="layout" svg:x1="14.604cm" svg:y1="10.074cm" svg:x2="20.391cm" svg:y2="13.218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8.973cm" svg:y="3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15cm" svg:y="9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15cm" svg:y="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27cm" svg:y="5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8.973cm" svg:y="10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line draw:style-name="gr3" draw:text-style-name="P2" draw:layer="layout" svg:x1="3.396cm" svg:y1="7.7cm" svg:x2="9.117cm" svg:y2="3.877cm">
          <text:p/>
        </draw:line>
        <draw:line draw:style-name="gr3" draw:text-style-name="P2" draw:layer="layout" svg:x1="3.352cm" svg:y1="7.483cm" svg:x2="9.139cm" svg:y2="10.627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7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7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7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15cm" svg:x2="10.31cm" svg:y2="9.194cm">
          <text:p/>
        </draw:lin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583cm" svg:y1="6.49cm" svg:x2="20.37cm" svg:y2="9.634cm">
          <text:p/>
        </draw:line>
        <draw:line draw:style-name="gr12" draw:text-style-name="P7" draw:layer="layout" svg:x1="16.062cm" svg:y1="10.854cm" svg:x2="16.062cm" svg:y2="12.334cm">
          <text:p/>
        </draw:line>
        <draw:custom-shape draw:style-name="gr13" draw:text-style-name="P8" draw:layer="layout" svg:width="0.317cm" svg:height="0.317cm" svg:x="15.923cm" svg:y="12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8.966cm" svg:y1="12.401cm" svg:x2="18.966cm" svg:y2="13.881cm">
          <text:p/>
        </draw:line>
        <draw:custom-shape draw:style-name="gr13" draw:text-style-name="P8" draw:layer="layout" svg:width="0.317cm" svg:height="0.317cm" svg:x="18.827cm" svg:y="13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626cm" svg:y1="3.459cm" svg:x2="20.347cm" svg:y2="-0.364cm">
          <text:p/>
        </draw:line>
        <draw:custom-shape draw:style-name="gr13" draw:text-style-name="P8" draw:layer="layout" svg:width="0.317cm" svg:height="0.317cm" svg:x="15.069cm" svg:y="2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7.429cm" svg:y="1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7.518cm" svg:y1="6.157cm" svg:x2="7.518cm" svg:y2="7.637cm">
          <text:p/>
        </draw:line>
        <draw:custom-shape draw:style-name="gr13" draw:text-style-name="P8" draw:layer="layout" svg:width="0.317cm" svg:height="0.317cm" svg:x="7.379cm" svg:y="7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4.641cm" svg:y1="4.583cm" svg:x2="4.641cm" svg:y2="6.063cm">
          <text:p/>
        </draw:line>
        <draw:custom-shape draw:style-name="gr13" draw:text-style-name="P8" draw:layer="layout" svg:width="0.317cm" svg:height="0.317cm" svg:x="4.502cm" svg:y="6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5.491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7.838cm" svg:y="4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7.946cm" svg:y="7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5.667cm" svg:y="9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841cm" svg:y1="7.731cm" svg:x2="3.841cm" svg:y2="9.211cm">
          <text:p/>
        </draw:line>
        <draw:custom-shape draw:style-name="gr13" draw:text-style-name="P8" draw:layer="layout" svg:width="0.317cm" svg:height="0.317cm" svg:x="3.702cm" svg:y="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6.745cm" svg:y1="9.305cm" svg:x2="6.745cm" svg:y2="10.785cm">
          <text:p/>
        </draw:line>
        <draw:custom-shape draw:style-name="gr13" draw:text-style-name="P8" draw:layer="layout" svg:width="0.317cm" svg:height="0.317cm" svg:x="6.606cm" svg:y="10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6.907cm" svg:y1="7.704cm" svg:x2="16.907cm" svg:y2="9.184cm">
          <text:p/>
        </draw:line>
        <draw:custom-shape draw:style-name="gr13" draw:text-style-name="P8" draw:layer="layout" svg:width="0.317cm" svg:height="0.317cm" svg:x="16.768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9.086cm" svg:y="6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758cm" svg:y1="9.292cm" svg:x2="19.758cm" svg:y2="10.772cm">
          <text:p/>
        </draw:line>
        <draw:custom-shape draw:style-name="gr13" draw:text-style-name="P8" draw:layer="layout" svg:width="0.317cm" svg:height="0.317cm" svg:x="19.619cm" svg:y="10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5.219cm" svg:y="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7.566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9.9cm" svg:y="2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5cm" svg:y1="4.604cm" svg:x2="4.665cm" svg:y2="4.604cm">
          <text:p/>
        </draw:line>
        <draw:line draw:style-name="gr15" draw:text-style-name="P7" draw:layer="layout" svg:x1="9.105cm" svg:y1="7.75cm" svg:x2="10.315cm" svg:y2="7.75cm">
          <text:p text:style-name="P2"><text:s text:c="2"/></text:p>
        </draw:line>
        <draw:line draw:style-name="gr12" draw:text-style-name="P7" draw:layer="layout" svg:x1="4.019cm" svg:y1="9.313cm" svg:x2="6.769cm" svg:y2="9.313cm">
          <text:p/>
        </draw:line>
        <draw:line draw:style-name="gr12" draw:text-style-name="P7" draw:layer="layout" svg:x1="6.769cm" svg:y1="10.872cm" svg:x2="9.133cm" svg:y2="10.872cm">
          <text:p/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2" draw:text-style-name="P7" draw:layer="layout" svg:x1="14.749cm" svg:y1="10.872cm" svg:x2="16.036cm" svg:y2="10.872cm">
          <text:p/>
        </draw:line>
        <draw:line draw:style-name="gr12" draw:text-style-name="P7" draw:layer="layout" svg:x1="16.126cm" svg:y1="12.43cm" svg:x2="18.996cm" svg:y2="12.43cm">
          <text:p/>
        </draw:line>
        <draw:custom-shape draw:style-name="gr11" draw:text-style-name="P6" draw:layer="layout" svg:width="0.317cm" svg:height="0.317cm" svg:x="3.36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3.361cm" svg:y="10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3.319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5cm" svg:y1="7.75cm" svg:x2="3.841cm" svg:y2="7.75cm">
          <text:p/>
        </draw:line>
        <draw:line draw:style-name="gr12" draw:text-style-name="P7" draw:layer="layout" svg:x1="16.952cm" svg:y1="9.278cm" svg:x2="19.822cm" svg:y2="9.278cm">
          <text:p/>
        </draw:line>
        <draw:line draw:style-name="gr12" draw:text-style-name="P7" draw:layer="layout" svg:x1="14.8cm" svg:y1="7.754cm" svg:x2="16.914cm" svg:y2="7.754cm">
          <text:p/>
        </draw:line>
        <draw:line draw:style-name="gr16" draw:text-style-name="P7" draw:layer="layout" svg:x1="3.5cm" svg:y1="7.75cm" svg:x2="5.636cm" svg:y2="7.75cm">
          <text:p/>
        </draw:line>
        <draw:line draw:style-name="gr16" draw:text-style-name="P7" draw:layer="layout" svg:x1="5.636cm" svg:y1="7.75cm" svg:x2="5.636cm" svg:y2="6.161cm">
          <text:p/>
        </draw:line>
        <draw:line draw:style-name="gr17" draw:text-style-name="P7" draw:layer="layout" svg:x1="5.636cm" svg:y1="6.161cm" svg:x2="8cm" svg:y2="6.161cm">
          <text:p text:style-name="P2"><text:s text:c="16"/></text:p>
        </draw:line>
        <draw:line draw:style-name="gr16" draw:text-style-name="P7" draw:layer="layout" svg:x1="8cm" svg:y1="6.214cm" svg:x2="8cm" svg:y2="4.625cm">
          <text:p/>
        </draw:line>
        <draw:line draw:style-name="gr18" draw:text-style-name="P9" draw:layer="layout" svg:x1="4.836cm" svg:y1="6.23cm" svg:x2="7.586cm" svg:y2="6.23cm">
          <text:p/>
        </draw:line>
        <draw:line draw:style-name="gr16" draw:text-style-name="P7" draw:layer="layout" svg:x1="8cm" svg:y1="4.625cm" svg:x2="9.17cm" svg:y2="4.625cm">
          <text:p/>
        </draw:line>
        <draw:line draw:style-name="gr16" draw:text-style-name="P7" draw:layer="layout" svg:x1="3.581cm" svg:y1="10.866cm" svg:x2="5.791cm" svg:y2="10.866cm">
          <text:p/>
        </draw:line>
        <draw:line draw:style-name="gr16" draw:text-style-name="P7" draw:layer="layout" svg:x1="5.805cm" svg:y1="10.912cm" svg:x2="5.805cm" svg:y2="9.323cm">
          <text:p/>
        </draw:line>
        <draw:line draw:style-name="gr16" draw:text-style-name="P7" draw:layer="layout" svg:x1="5.804cm" svg:y1="9.274cm" svg:x2="8.108cm" svg:y2="9.274cm">
          <text:p/>
        </draw:line>
        <draw:line draw:style-name="gr16" draw:text-style-name="P7" draw:layer="layout" svg:x1="8.108cm" svg:y1="9.308cm" svg:x2="8.108cm" svg:y2="7.719cm">
          <text:p/>
        </draw:line>
        <draw:line draw:style-name="gr16" draw:text-style-name="P7" draw:layer="layout" svg:x1="8.108cm" svg:y1="7.719cm" svg:x2="9.139cm" svg:y2="7.719cm">
          <text:p/>
        </draw:line>
        <draw:line draw:style-name="gr19" draw:text-style-name="P9" draw:layer="layout" svg:x1="7.699cm" svg:y1="7.798cm" svg:x2="9.199cm" svg:y2="7.798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15.262cm" svg:y1="4.647cm" svg:x2="15.262cm" svg:y2="3.058cm">
          <text:p/>
        </draw:line>
        <draw:line draw:style-name="gr16" draw:text-style-name="P7" draw:layer="layout" svg:x1="15.406cm" svg:y1="7.763cm" svg:x2="15.406cm" svg:y2="6.174cm">
          <text:p/>
        </draw:line>
        <draw:line draw:style-name="gr16" draw:text-style-name="P7" draw:layer="layout" svg:x1="17.726cm" svg:y1="6.196cm" svg:x2="17.726cm" svg:y2="4.607cm">
          <text:p/>
        </draw:line>
        <draw:line draw:style-name="gr16" draw:text-style-name="P7" draw:layer="layout" svg:x1="20.054cm" svg:y1="4.647cm" svg:x2="20.054cm" svg:y2="3.058cm">
          <text:p/>
        </draw:line>
        <draw:line draw:style-name="gr16" draw:text-style-name="P7" draw:layer="layout" svg:x1="19.267cm" svg:y1="7.746cm" svg:x2="19.267cm" svg:y2="6.157cm">
          <text:p/>
        </draw:line>
        <draw:line draw:style-name="gr16" draw:text-style-name="P7" draw:layer="layout" svg:x1="9.146cm" svg:y1="7.676cm" svg:x2="10.563cm" svg:y2="7.676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line draw:style-name="gr16" draw:text-style-name="P7" draw:layer="layout" svg:x1="14.75cm" svg:y1="4.6cm" svg:x2="15.262cm" svg:y2="4.6cm">
          <text:p/>
        </draw:line>
        <draw:line draw:style-name="gr16" draw:text-style-name="P7" draw:layer="layout" svg:x1="15.262cm" svg:y1="3.058cm" svg:x2="17.59cm" svg:y2="3.058cm">
          <text:p/>
        </draw:line>
        <draw:line draw:style-name="gr16" draw:text-style-name="P7" draw:layer="layout" svg:x1="17.59cm" svg:y1="3.058cm" svg:x2="17.59cm" svg:y2="1.469cm">
          <text:p/>
        </draw:line>
        <draw:line draw:style-name="gr16" draw:text-style-name="P7" draw:layer="layout" svg:x1="17.726cm" svg:y1="4.607cm" svg:x2="20.054cm" svg:y2="4.607cm">
          <text:p/>
        </draw:line>
        <draw:line draw:style-name="gr16" draw:text-style-name="P7" draw:layer="layout" svg:x1="15.406cm" svg:y1="6.174cm" svg:x2="17.734cm" svg:y2="6.174cm">
          <text:p/>
        </draw:line>
        <draw:line draw:style-name="gr16" draw:text-style-name="P7" draw:layer="layout" svg:x1="14.792cm" svg:y1="7.754cm" svg:x2="19.267cm" svg:y2="7.754cm">
          <text:p/>
        </draw:line>
        <draw:line draw:style-name="gr16" draw:text-style-name="P7" draw:layer="layout" svg:x1="14.784cm" svg:y1="7.646cm" svg:x2="15.41cm" svg:y2="7.646cm">
          <text:p/>
        </draw:line>
        <draw:custom-shape draw:style-name="gr20" draw:text-style-name="P11" draw:layer="layout" svg:width="0.317cm" svg:height="0.317cm" svg:x="20.214cm" svg:y="6.03cm">
          <text:p text:style-name="P10"><text:s text:c="1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20.217cm" svg:y="2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20.231cm" svg:y="10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9.267cm" svg:y1="6.157cm" svg:x2="20.43cm" svg:y2="6.157cm">
          <text:p text:style-name="P2"><text:s text:c="3"/></text:p>
        </draw:line>
        <draw:line draw:style-name="gr17" draw:text-style-name="P7" draw:layer="layout" svg:x1="20.054cm" svg:y1="3.058cm" svg:x2="20.43cm" svg:y2="3.058cm">
          <text:p text:style-name="P2"><text:s text:c="3"/></text:p>
        </draw:line>
        <draw:line draw:style-name="gr12" draw:text-style-name="P7" draw:layer="layout" svg:x1="19.785cm" svg:y1="10.87cm" svg:x2="20.43cm" svg:y2="10.87cm">
          <text:p/>
        </draw:line>
        <draw:custom-shape draw:style-name="gr11" draw:text-style-name="P6" draw:layer="layout" svg:width="0.317cm" svg:height="0.317cm" svg:x="20.189cm" svg:y="13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cm" svg:y1="14cm" svg:x2="20.379cm" svg:y2="14cm">
          <text:p/>
        </draw:line>
        <draw:line draw:style-name="gr16" draw:text-style-name="P7" draw:layer="layout" svg:x1="9.5cm" svg:y1="7.676cm" svg:x2="14.75cm" svg:y2="7.676cm">
          <text:p/>
        </draw:line>
        <draw:line draw:style-name="gr12" draw:text-style-name="P7" draw:layer="layout" svg:x1="9.185cm" svg:y1="7.739cm" svg:x2="14.749cm" svg:y2="7.739cm">
          <text:p/>
        </draw:line>
        <draw:line draw:style-name="gr16" draw:text-style-name="P7" draw:layer="layout" svg:x1="3.949cm" svg:y1="7.74cm" svg:x2="9.199cm" svg:y2="7.74cm">
          <text:p/>
        </draw:line>
        <draw:line draw:style-name="gr12" draw:text-style-name="P7" draw:layer="layout" svg:x1="3.634cm" svg:y1="7.803cm" svg:x2="9.198cm" svg:y2="7.803cm">
          <text:p/>
        </draw:lin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cm" svg:height="0.962cm" svg:x="10cm" svg:y="0.5cm">
          <draw:text-box>
            <text:p>Initial condition</text:p>
          </draw:text-box>
        </draw:frame>
        <draw:frame draw:style-name="gr6" draw:text-style-name="P5" draw:layer="layout" svg:width="6.505cm" svg:height="2.384cm" svg:x="3.495cm" svg:y="6.5cm">
          <draw:text-box>
            <text:p>initialPosition</text:p>
            <text:p>initialStepPosition</text:p>
          </draw:text-box>
        </draw:frame>
        <draw:frame draw:style-name="gr22" draw:text-style-name="P5" draw:layer="layout" svg:width="9.5cm" svg:height="1.673cm" svg:x="18cm" svg:y="0.5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cm" svg:height="0.962cm" svg:x="10cm" svg:y="0.5cm">
          <draw:text-box>
            <text:p>End condition</text:p>
          </draw:text-box>
        </draw:frame>
        <draw:frame draw:style-name="gr6" draw:text-style-name="P5" draw:layer="layout" svg:width="6.505cm" svg:height="2.384cm" svg:x="3.495cm" svg:y="6.5cm">
          <draw:text-box>
            <text:p>initialPosition</text:p>
            <text:p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5.005cm" svg:height="2.384cm" svg:x="16.495cm" svg:y="6.188cm">
          <draw:text-box>
            <text:p>commandedPosition - 3 examples here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10cm" svg:y="0.5cm">
          <draw:text-box>
            <text:p><text:span text:style-name="T2">StepPosition for end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5.005cm" svg:height="3.095cm" svg:x="15cm" svg:y="3cm">
          <draw:text-box>
            <text:p>commandedPosition - 3 examples here</text:p>
            <text:p>stepPosition = </text:p>
            <text:p><text:s text:c="7"/>floor(commandedPosition*scale)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10cm" svg:y="0.5cm">
          <draw:text-box>
            <text:p><text:span text:style-name="T2">Check for no step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5.005cm" svg:height="2.384cm" svg:x="15.495cm" svg:y="6.405cm">
          <draw:text-box>
            <text:p>commandedPosition</text:p>
            <text:p>stepPosition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draw:frame draw:style-name="gr24" draw:text-style-name="P15" draw:layer="layout" svg:width="12cm" svg:height="2.5cm" svg:x="15.5cm" svg:y="3cm">
          <draw:text-box>
            <text:p><text:span text:style-name="T3">if initialStepPosition == stepPosition</text:span></text:p>
            <text:p><text:span text:style-name="T3"><text:tab/></text:span><text:span text:style-name="T3">take no step</text:span></text:p>
            <text:p><text:span text:style-name="T3"><text:tab/></text:span><text:span text:style-name="T3">goto update and return success</text:span></text:p>
          </draw:text-box>
        </draw:frame>
        <draw:custom-shape draw:style-name="gr25" draw:text-style-name="P1" draw:layer="layout" svg:width="10.5cm" svg:height="3.289cm" svg:x="13cm" svg:y="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9.5cm" svg:height="1.673cm" svg:x="7.5cm" svg:y="0.5cm">
          <draw:text-box>
            <text:p><text:span text:style-name="T2">Check for too many steps</text:span></text:p>
            <text:p><text:span text:style-name="T2">too high frequency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5" draw:layer="layout" svg:width="15.005cm" svg:height="2.384cm" svg:x="14.995cm" svg:y="3cm">
          <draw:text-box>
            <text:p>commandedPosition</text:p>
            <text:p>stepPosition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draw:frame draw:style-name="gr26" draw:text-style-name="P17" draw:layer="layout" svg:width="22cm" svg:height="5.228cm" svg:x="5cm" svg:y="11.272cm">
          <draw:text-box>
            <text:p text:style-name="P16"><text:span text:style-name="T4">approximateFrequency = abs(initialStepPosition - commandedStepPosition)/cycleTime</text:span></text:p>
            <text:p><text:span text:style-name="T4">if approximateFrequency &gt; maxAllowedFrequency</text:span></text:p>
            <text:p><text:span text:style-name="T4"><text:tab/></text:span><text:span text:style-name="T4">take no step</text:span></text:p>
            <text:p><text:span text:style-name="T4"><text:tab/></text:span><text:span text:style-name="T4">goto update and return error</text:span></text:p>
          </draw:text-box>
        </draw:frame>
        <draw:frame draw:style-name="gr6" draw:text-style-name="P5" draw:layer="layout" svg:width="15.005cm" svg:height="2.384cm" svg:x="14.995cm" svg:y="9.616cm">
          <draw:text-box>
            <text:p>commandedPosition</text:p>
            <text:p>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6.5cm" svg:y="0.5cm">
          <draw:text-box>
            <text:p><text:span text:style-name="T2">Line equations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13" draw:layer="layout" svg:width="12cm" svg:height="2.384cm" svg:x="15.5cm" svg:y="0.5cm">
          <draw:text-box>
            <text:p><text:span text:style-name="T2">”</text:span><text:span text:style-name="T2">scale” is known = steps/mm</text:span></text:p>
            <text:p><text:span text:style-name="T2">intitialStepPosition != stepPosition</text:span></text:p>
            <text:p><text:span text:style-name="T2">frequency slow enough</text:span></text:p>
          </draw:text-box>
        </draw:frame>
        <draw:frame draw:style-name="gr28" draw:text-style-name="P18" draw:layer="layout" svg:width="19cm" svg:height="2.471cm" svg:x="13cm" svg:y="6.5cm">
          <draw:text-box>
            <text:p><text:span text:style-name="T5">stepPos = k Time + m</text:span></text:p>
            <text:p><text:span text:style-name="T5">k = (commandedPosition - initialPosition)/cycleTime</text:span></text:p>
            <text:p><text:span text:style-name="T5">m = initialPosition</text:span></text:p>
            <text:p><text:span text:style-name="T5">Time = 0 at initial Time (nominal lcnc time)</text:span></text:p>
          </draw:text-box>
        </draw:frame>
        <draw:frame draw:style-name="gr6" draw:text-style-name="P5" draw:layer="layout" svg:width="15.005cm" svg:height="2.384cm" svg:x="14.782cm" svg:y="3cm">
          <draw:text-box>
            <text:p>commandedPosition</text:p>
            <text:p>commanded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8cm" svg:height="1.673cm" svg:x="4.5cm" svg:y="0.538cm">
          <draw:text-box>
            <text:p><text:span text:style-name="T6">Check for too flat slope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2.5cm" svg:y="0.5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slow enough</text:span></text:p>
          </draw:text-box>
        </draw:frame>
        <draw:frame draw:style-name="gr29" draw:text-style-name="P18" draw:layer="layout" svg:width="19cm" svg:height="3.026cm" svg:x="13cm" svg:y="6.5cm">
          <draw:text-box>
            <text:p><text:span text:style-name="T5">Avoid problems with numerical precision at flat slope.</text:span></text:p>
            <text:p><text:span text:style-name="T5">k * cycleTime * scale = amount of a step to take</text:span></text:p>
            <text:p><text:span text:style-name="T5">if that amount &lt; 0.01 (for example), just take a step in the</text:span></text:p>
            <text:p><text:span text:style-name="T5">right direction half-way into cycleTime.</text:span></text:p>
            <text:p><text:span text:style-name="T5">We know we must take a step due to previous checks.</text:span></text:p>
          </draw:text-box>
        </draw:frame>
        <draw:frame draw:style-name="gr6" draw:text-style-name="P5" draw:layer="layout" svg:width="15.005cm" svg:height="2.384cm" svg:x="14.782cm" svg:y="3cm">
          <draw:text-box>
            <text:p>commandedPosition</text:p>
            <text:p>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Tstart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3.5cm" svg:y="0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range ok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8.544cm" svg:x2="10.288cm" svg:y2="8.5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7.75cm">
          <draw:text-box>
            <text:p><text:span text:style-name="T7">Tstart</text:span></text:p>
          </draw:text-box>
        </draw:frame>
        <draw:frame draw:style-name="gr31" draw:text-style-name="P22" draw:layer="layout" svg:width="12cm" svg:height="4.043cm" svg:x="16cm" svg:y="4.5cm">
          <draw:text-box>
            <text:p><text:span text:style-name="T8">For positive k:</text:span></text:p>
            <text:p><text:span text:style-name="T8">Tstart = ((InitialStepPosition+1)/scale - m)/k</text:span></text:p>
            <text:p text:style-name="P16"><text:span text:style-name="T8"/></text:p>
            <text:p text:style-name="P16"><text:span text:style-name="T8">For negative k:</text:span></text:p>
            <text:p text:style-name="P16"><text:span text:style-name="T8">Tstart = (InitialStepPosition/scale - m)/k</text:span></text:p>
            <text:p text:style-name="P16"><text:span text:style-name="T8"/></text:p>
            <text:p text:style-name="P16"><text:span text:style-name="T8"/></text:p>
            <text:p><text:span text:style-name="T8"/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line draw:style-name="gr32" draw:text-style-name="P1" draw:layer="layout" svg:x1="9.114cm" svg:y1="7.134cm" svg:x2="10.563cm" svg:y2="6.157cm">
          <text:p/>
        </draw:line>
        <draw:line draw:style-name="gr32" draw:text-style-name="P1" draw:layer="layout" svg:x1="9.114cm" svg:y1="7.109cm" svg:x2="10.315cm" svg:y2="7.75cm">
          <text:p/>
        </draw:line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Frequency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3.5cm" svg:y="0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range ok</text:span></text:p>
            <text:p><text:span text:style-name="T2">Tstart is known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3" draw:text-style-name="P23" draw:layer="layout" svg:width="8.287cm" svg:height="1.2cm" svg:x="15.5cm" svg:y="6.3cm">
          <draw:text-box>
            <text:p><text:span text:style-name="T8">Frequency = slope of curve, k * scale</text:span></text:p>
            <text:p><text:span text:style-name="T8">Frequency = k * scale</text:span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7cm" svg:height="1.673cm" svg:x="5.5cm" svg:y="0.5cm">
          <draw:text-box>
            <text:p><text:span text:style-name="T2">Number of steps</text:span></text:p>
            <text:p><text:span text:style-name="T2">and direction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9" draw:text-style-name="P4" draw:layer="layout" svg:width="13cm" svg:height="3.026cm" svg:x="16cm" svg:y="0.057cm">
          <draw:text-box>
            <text:p><text:span text:style-name="T1">”</text:span><text:span text:style-name="T1">scale” is known = steps/mm</text:span></text:p>
            <text:p><text:span text:style-name="T1">intitialStepPosition != stepPosition, must take step</text:span></text:p>
            <text:p><text:span text:style-name="T1">Frequency range ok</text:span></text:p>
            <text:p><text:span text:style-name="T1">Tstart is known</text:span></text:p>
            <text:p><text:span text:style-name="T1">Frequency is known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4" draw:text-style-name="P23" draw:layer="layout" svg:width="13.5cm" svg:height="2.147cm" svg:x="15.5cm" svg:y="6.3cm">
          <draw:text-box>
            <text:p><text:span text:style-name="T8">nSteps = commandedStepPosition - initialStepPosition</text:span></text:p>
            <text:p><text:span text:style-name="T8">sign(nSteps) = direction</text:span></text:p>
            <text:p><text:span text:style-name="T8">sign(k) = direction</text:span></text:p>
          </draw:text-box>
        </draw:frame>
        <draw:frame draw:style-name="gr6" draw:text-style-name="P5" draw:layer="layout" svg:width="15.005cm" svg:height="2.384cm" svg:x="14.75cm" svg:y="3.235cm">
          <draw:text-box>
            <text:p>commandedPosition</text:p>
            <text:p>commandedStepPosition</text:p>
            <text:p/>
          </draw:text-box>
        </draw:frame>
        <draw:frame draw:style-name="gr6" draw:text-style-name="P5" draw:layer="layout" svg:width="15.005cm" svg:height="2.384cm" svg:x="14.792cm" svg:y="9.616cm">
          <draw:text-box>
            <text:p>commandedPosition</text:p>
            <text:p>stepPosition</text:p>
            <text:p/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Prepare for next cycle</text:span></text:p>
          </draw:text-box>
        </draw:frame>
        <draw:frame draw:style-name="gr6" draw:text-style-name="P13" draw:layer="layout" svg:width="6.505cm" svg:height="2.384cm" svg:x="14.792cm" svg:y="6.188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18" draw:layer="layout" svg:width="15.005cm" svg:height="2.384cm" svg:x="5.5cm" svg:y="1.5cm">
          <draw:text-box>
            <text:p><text:span text:style-name="T5">initialPosition <text:s/>&lt;= commandedPosition <text:s text:c="2"/></text:span></text:p>
            <text:p><text:span text:style-name="T5">initialStepPosition &lt;= commandedStepPosition</text:span></text:p>
            <text:p><text:span text:style-name="T5"/></text:p>
          </draw:text-box>
        </draw:frame>
        <draw:frame draw:style-name="gr6" draw:text-style-name="P13" draw:layer="layout" svg:width="6.505cm" svg:height="2.384cm" svg:x="15cm" svg:y="3.116cm">
          <draw:text-box>
            <text:p><text:span text:style-name="T2">initialPosition</text:span></text:p>
            <text:p><text:span text:style-name="T2">initialStepPosition</text:span></text:p>
          </draw:text-box>
        </draw:frame>
        <draw:line draw:style-name="gr3" draw:text-style-name="P2" draw:layer="layout" svg:x1="9.006cm" svg:y1="7.067cm" svg:x2="14.78cm" svg:y2="6.538cm">
          <text:p/>
        </draw:line>
        <draw:custom-shape draw:style-name="gr11" draw:text-style-name="P6" draw:layer="layout" svg:width="0.317cm" svg:height="0.317cm" svg:x="14.601cm" svg:y="7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6.505cm" svg:height="2.384cm" svg:x="14.792cm" svg:y="9.616cm">
          <draw:text-box>
            <text:p><text:span text:style-name="T2">initialPosition</text:span></text:p>
            <text:p><text:span text:style-name="T2">initialStepPosition</text:span></text:p>
          </draw:text-box>
        </draw:frame>
        <draw:line draw:style-name="gr27" draw:text-style-name="P1" draw:layer="layout" svg:x1="14.5cm" svg:y1="15.5cm" svg:x2="20.698cm" svg:y2="15.5cm">
          <text:p/>
        </draw:line>
        <draw:frame draw:style-name="gr8" draw:text-style-name="P13" draw:layer="layout" svg:width="2cm" svg:height="1cm" svg:x="20.698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6.5cm" svg:y="0.538cm">
          <draw:text-box>
            <text:p><text:span text:style-name="T2">Pulses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9cm" svg:y="9.5cm">
          <draw:text-box>
            <text:p><text:span text:style-name="T7">Tstart</text:span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286cm" svg:y1="12.249cm" svg:x2="10.286cm" svg:y2="13.249cm">
          <text:p/>
        </draw:line>
        <draw:line draw:style-name="gr35" draw:text-style-name="P7" draw:layer="layout" svg:x1="13.157cm" svg:y1="12.249cm" svg:x2="13.157cm" svg:y2="13.249cm">
          <text:p/>
        </draw:line>
        <draw:line draw:style-name="gr35" draw:text-style-name="P1" draw:layer="layout" svg:x1="11.316cm" svg:y1="12.249cm" svg:x2="11.316cm" svg:y2="13.249cm">
          <text:p/>
        </draw:line>
        <draw:line draw:style-name="gr35" draw:text-style-name="P1" draw:layer="layout" svg:x1="14.157cm" svg:y1="12.249cm" svg:x2="14.157cm" svg:y2="13.249cm">
          <text:p/>
        </draw:line>
        <draw:line draw:style-name="gr35" draw:text-style-name="P1" draw:layer="layout" svg:x1="10.316cm" svg:y1="12.249cm" svg:x2="11.316cm" svg:y2="12.249cm">
          <text:p/>
        </draw:line>
        <draw:line draw:style-name="gr35" draw:text-style-name="P1" draw:layer="layout" svg:x1="13.157cm" svg:y1="12.249cm" svg:x2="14.157cm" svg:y2="12.249cm">
          <text:p/>
        </draw:line>
        <draw:line draw:style-name="gr1" draw:text-style-name="P1" draw:layer="layout" svg:x1="10.286cm" svg:y1="12.249cm" svg:x2="10.286cm" svg:y2="9cm">
          <text:p/>
        </draw:line>
        <draw:line draw:style-name="gr1" draw:text-style-name="P1" draw:layer="layout" svg:x1="13.157cm" svg:y1="12.249cm" svg:x2="13.157cm" svg:y2="9cm">
          <text:p/>
        </draw:line>
        <draw:line draw:style-name="gr36" draw:text-style-name="P2" draw:layer="layout" svg:x1="8.97cm" svg:y1="12cm" svg:x2="10.288cm" svg:y2="12cm">
          <text:p/>
        </draw:line>
        <draw:frame draw:style-name="gr8" draw:text-style-name="P21" draw:layer="layout" svg:width="2cm" svg:height="1cm" svg:x="9cm" svg:y="9.5cm">
          <draw:text-box>
            <text:p><text:span text:style-name="T7">Tstart</text:span></text:p>
          </draw:text-box>
        </draw:frame>
        <draw:frame draw:style-name="gr8" draw:text-style-name="P24" draw:layer="layout" svg:width="2cm" svg:height="1cm" svg:x="8.894cm" svg:y="11.314cm">
          <draw:text-box>
            <text:p><text:span text:style-name="T9">Tstart</text:span></text:p>
          </draw:text-box>
        </draw:frame>
        <draw:line draw:style-name="gr37" draw:text-style-name="P2" draw:layer="layout" svg:x1="10.286cm" svg:y1="12cm" svg:x2="13.154cm" svg:y2="12cm">
          <text:p/>
        </draw:line>
        <draw:frame draw:style-name="gr22" draw:text-style-name="P24" draw:layer="layout" svg:width="5.212cm" svg:height="1.673cm" svg:x="10.5cm" svg:y="1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3.063cm" svg:x2="26.988cm" svg:y2="3.063cm">
          <text:p/>
        </draw:line>
        <draw:line draw:style-name="gr35" draw:text-style-name="P1" draw:layer="layout" svg:x1="10.561cm" svg:y1="2.093cm" svg:x2="10.561cm" svg:y2="3.093cm">
          <text:p/>
        </draw:line>
        <draw:line draw:style-name="gr35" draw:text-style-name="P7" draw:layer="layout" svg:x1="12.891cm" svg:y1="2.063cm" svg:x2="12.891cm" svg:y2="3.063cm">
          <text:p/>
        </draw:line>
        <draw:line draw:style-name="gr35" draw:text-style-name="P1" draw:layer="layout" svg:x1="11.591cm" svg:y1="2.093cm" svg:x2="11.591cm" svg:y2="3.093cm">
          <text:p/>
        </draw:line>
        <draw:line draw:style-name="gr35" draw:text-style-name="P1" draw:layer="layout" svg:x1="13.891cm" svg:y1="2.063cm" svg:x2="13.891cm" svg:y2="3.063cm">
          <text:p/>
        </draw:line>
        <draw:line draw:style-name="gr35" draw:text-style-name="P1" draw:layer="layout" svg:x1="10.591cm" svg:y1="2.093cm" svg:x2="11.591cm" svg:y2="2.093cm">
          <text:p/>
        </draw:line>
        <draw:line draw:style-name="gr35" draw:text-style-name="P1" draw:layer="layout" svg:x1="12.891cm" svg:y1="2.063cm" svg:x2="13.891cm" svg:y2="2.063cm">
          <text:p/>
        </draw:line>
        <draw:line draw:style-name="gr1" draw:text-style-name="P1" draw:layer="layout" svg:x1="10.563cm" svg:y1="6.157cm" svg:x2="10.563cm" svg:y2="0.538cm">
          <text:p/>
        </draw:line>
        <draw:line draw:style-name="gr36" draw:text-style-name="P2" draw:layer="layout" svg:x1="8.958cm" svg:y1="1.814cm" svg:x2="10.553cm" svg:y2="1.814cm">
          <text:p/>
        </draw:line>
        <draw:line draw:style-name="gr37" draw:text-style-name="P2" draw:layer="layout" svg:x1="10.553cm" svg:y1="1.814cm" svg:x2="12.897cm" svg:y2="1.814cm">
          <text:p/>
        </draw:line>
        <draw:line draw:style-name="gr1" draw:text-style-name="P1" draw:layer="layout" svg:x1="12.891cm" svg:y1="4.625cm" svg:x2="12.891cm" svg:y2="1.376cm">
          <text:p/>
        </draw:line>
        <draw:frame draw:style-name="gr8" draw:text-style-name="P24" draw:layer="layout" svg:width="2cm" svg:height="1cm" svg:x="9.125cm" svg:y="1cm">
          <draw:text-box>
            <text:p><text:span text:style-name="T9">Tstart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Pulses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38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39" draw:text-style-name="P18" draw:layer="layout" svg:width="8cm" svg:height="3.806cm" svg:x="2.5cm" svg:y="3.194cm">
          <draw:text-box>
            <text:p><text:span text:style-name="T5">Pulse train is defined by</text:span></text:p>
            <text:p><text:span text:style-name="T5">Tstart + Tjitter</text:span></text:p>
            <text:p><text:span text:style-name="T5">frequency</text:span></text:p>
            <text:p><text:span text:style-name="T5">nSteps</text:span></text:p>
          </draw:text-box>
        </draw:frame>
        <draw:frame draw:style-name="gr28" draw:text-style-name="P18" draw:layer="layout" svg:width="11cm" svg:height="2.471cm" svg:x="10.5cm" svg:y="3.194cm">
          <draw:text-box>
            <text:p><text:span text:style-name="T5">T=0 is measured from SM2 interrupt, which seems to happen within 2-3 μsecs</text:span></text:p>
            <text:p text:style-name="P16"><text:span text:style-name="T10">Therefor, Tjitter = 5 </text:span><text:span text:style-name="T5">μsecs</text:span></text:p>
            <text:p text:style-name="P16"><text:span text:style-name="T5"/></text:p>
          </draw:text-box>
        </draw:frame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Starting the pulse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0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41" draw:text-style-name="P26" draw:layer="layout" svg:width="31cm" svg:height="5.761cm" svg:x="6.98cm" svg:y="1.739cm">
          <draw:text-box>
            <text:p><text:span text:style-name="T11">Use HardwareTimer (stm32duino)</text:span></text:p>
            <text:p><text:span text:style-name="T11">Take one of the 1-channel timers 10,11,13,14 on STM32F4 (AN4013)</text:span></text:p>
            <text:p><text:span text:style-name="T11">startTimer-&gt;attachInterrupt(startTimerCB); // At constructor time</text:span></text:p>
            <text:p><text:span text:style-name="T11"/></text:p>
            <text:p><text:span text:style-name="T11">startTimer-&gt;setOverflow(Tjitter+Tstart, MICROSEC_FORMAT); // Now</text:span></text:p>
            <text:p><text:span text:style-name="T11">startTimer-&gt;ressume(); // </text:span></text:p>
            <text:p><text:span text:style-name="T11"/></text:p>
            <text:p><text:span text:style-name="T11">Let the timer run for Tjitter+Tstart usecs, then it calls startTimerCB (below)</text:span></text:p>
            <text:p><text:span text:style-name="T11"/></text:p>
            <text:p><text:span text:style-name="T11">pulseTimer-&gt;setMode(pulseTimerChan, TIMER_OUTPUT_COMPARE_PWM2, stepPin);</text:span></text:p>
            <text:p><text:span text:style-name="T11">pulseTimer-&gt;setOverflow(uint32_t(frequency), HERTZ_FORMAT);</text:span></text:p>
            <text:p><text:span text:style-name="T11">pulseTimer-&gt;setCaptureCompare(pulseTimerChan, 50, PERCENT_COMPARE_FORMAT); // 50%</text:span></text:p>
            <text:p><text:span text:style-name="T11">pulseTimerSteps = abs(nSteps);</text:span></text:p>
            <text:p><text:span text:style-name="T11"/></text:p>
            <text:p><text:span text:style-name="T11">pulseTimer-&gt;resume();</text:span></text:p>
            <text:p><text:span text:style-name="T11">// Use local copy of nSteps, so it doesn’t accidentally gets overwritten.</text:span></text:p>
            <text:p><text:span text:style-name="T11"/></text:p>
          </draw:text-box>
        </draw:frame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Ending the pulse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2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41" draw:text-style-name="P26" draw:layer="layout" svg:width="31cm" svg:height="5.761cm" svg:x="6.98cm" svg:y="1.739cm">
          <draw:text-box>
            <text:p><text:span text:style-name="T11">PulseTimer runs and calls pulseTimerCB at end of every PWM pulse</text:span></text:p>
            <text:p><text:span text:style-name="T11">Number of steps to do are counted down and when 0, stop the pulseTimer</text:span></text:p>
            <text:p><text:span text:style-name="T11"/></text:p>
            <text:p><text:span text:style-name="T11"/></text:p>
            <text:p><text:span text:style-name="T11">--timerPulseSteps;</text:span></text:p>
            <text:p><text:span text:style-name="T11">if (timerPulseSteps == 0)</text:span></text:p>
            <text:p><text:span text:style-name="T11"><text:s text:c="5"/></text:span><text:span text:style-name="T11">pulseTimer-&gt;pause();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12:21:14.416000000</meta:creation-date>
    <dc:date>2024-02-10T18:56:14.185000000</dc:date>
    <meta:editing-duration>P1DT18H17M13S</meta:editing-duration>
    <meta:editing-cycles>45</meta:editing-cycles>
    <meta:generator>LibreOffice/7.4.2.3$Windows_X86_64 LibreOffice_project/382eef1f22670f7f4118c8c2dd222ec7ad009daf</meta:generator>
    <meta:document-statistic meta:object-count="982"/>
  </office:meta>
</office:document-meta>
</file>